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family-generic="modern" style:font-pitch="fixed"/>
    <style:font-face style:name="Lohit Devanagari1" svg:font-family="'Lohit Devanagari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officeooo:rsid="000d63e1" officeooo:paragraph-rsid="000d63e1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rsid="000ec7ee" officeooo:paragraph-rsid="000ec7ee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officeooo:rsid="00113b97" officeooo:paragraph-rsid="00113b97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officeooo:rsid="00147012" officeooo:paragraph-rsid="00147012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officeooo:rsid="00156c97" officeooo:paragraph-rsid="00156c97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officeooo:rsid="00156c97" officeooo:paragraph-rsid="0018c3c6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officeooo:rsid="00156c97" officeooo:paragraph-rsid="001a25fc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officeooo:rsid="00156c97" officeooo:paragraph-rsid="001aaf72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officeooo:rsid="0018c3c6" officeooo:paragraph-rsid="0018c3c6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officeooo:rsid="0018c3c6" officeooo:paragraph-rsid="001c160b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officeooo:rsid="001b6893" officeooo:paragraph-rsid="001b6893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officeooo:rsid="001d166e" officeooo:paragraph-rsid="001d166e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officeooo:rsid="001e4de1" officeooo:paragraph-rsid="001e4de1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officeooo:rsid="0020d094" officeooo:paragraph-rsid="0020d094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officeooo:rsid="0021df2d" officeooo:paragraph-rsid="0021df2d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officeooo:rsid="0021df2d" officeooo:paragraph-rsid="0023706d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officeooo:rsid="00225395" officeooo:paragraph-rsid="00225395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officeooo:rsid="00225395" officeooo:paragraph-rsid="0023706d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officeooo:rsid="0024774d" officeooo:paragraph-rsid="0024774d"/>
    </style:style>
    <style:style style:name="P23" style:family="paragraph" style:parent-style-name="Standard">
      <style:paragraph-properties fo:text-align="start" style:justify-single-word="false"/>
      <style:text-properties officeooo:rsid="000d63e1" officeooo:paragraph-rsid="000d63e1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officeooo:rsid="000d63e1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officeooo:rsid="00263f64" officeooo:paragraph-rsid="00263f64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0ec7ee" officeooo:paragraph-rsid="000ec7ee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0d63e1" officeooo:paragraph-rsid="000d63e1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113b97" officeooo:paragraph-rsid="00113b97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156c97" officeooo:paragraph-rsid="00156c97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298b01" officeooo:paragraph-rsid="00298b01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263f64" officeooo:paragraph-rsid="00263f64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24774d" officeooo:paragraph-rsid="0024774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2ae70e" officeooo:paragraph-rsid="002ae70e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2ce5e9" officeooo:paragraph-rsid="002ce5e9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2dcfc6" officeooo:paragraph-rsid="002dcfc6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text-line-through-style="none" style:text-line-through-type="none" officeooo:rsid="00298b01" officeooo:paragraph-rsid="00298b01"/>
    </style:style>
    <style:style style:name="P37" style:family="paragraph" style:parent-style-name="Standard">
      <style:paragraph-properties fo:text-align="start" style:justify-single-word="false"/>
      <style:text-properties style:text-line-through-style="none" style:text-line-through-type="none" officeooo:rsid="002ae70e" officeooo:paragraph-rsid="002ae70e"/>
    </style:style>
    <style:style style:name="P38" style:family="paragraph" style:parent-style-name="Standard">
      <style:paragraph-properties fo:text-align="start" style:justify-single-word="false"/>
      <style:text-properties style:text-line-through-style="none" style:text-line-through-type="none" officeooo:rsid="002ce5e9" officeooo:paragraph-rsid="002ce5e9"/>
    </style:style>
    <style:style style:name="P39" style:family="paragraph" style:parent-style-name="Standard">
      <style:paragraph-properties fo:text-align="start" style:justify-single-word="false"/>
      <style:text-properties style:text-line-through-style="none" style:text-line-through-type="none" officeooo:rsid="002dcfc6" officeooo:paragraph-rsid="002dcfc6"/>
    </style:style>
    <style:style style:name="P40" style:family="paragraph" style:parent-style-name="Standard">
      <style:paragraph-properties fo:text-align="start" style:justify-single-word="false"/>
      <style:text-properties style:text-line-through-style="none" style:text-line-through-type="none" officeooo:rsid="002dcfc6" officeooo:paragraph-rsid="002f5546"/>
    </style:style>
    <style:style style:name="P41" style:family="paragraph" style:parent-style-name="Standard">
      <style:paragraph-properties fo:text-align="start" style:justify-single-word="false"/>
      <style:text-properties style:text-line-through-style="none" style:text-line-through-type="none" officeooo:rsid="002f5546" officeooo:paragraph-rsid="002f5546"/>
    </style:style>
    <style:style style:name="P42" style:family="paragraph" style:parent-style-name="Standard">
      <style:paragraph-properties fo:text-align="start" style:justify-single-word="false"/>
      <style:text-properties style:text-line-through-style="none" style:text-line-through-type="none" officeooo:rsid="00316645" officeooo:paragraph-rsid="00316645"/>
    </style:style>
    <style:style style:name="P43" style:family="paragraph" style:parent-style-name="Standard">
      <style:paragraph-properties fo:text-align="start" style:justify-single-word="false"/>
      <style:text-properties fo:color="#abb2bf" style:text-line-through-style="none" style:text-line-through-type="none" style:font-name="DejaVu Sans Mono" fo:font-size="9pt" officeooo:rsid="002dcfc6" officeooo:paragraph-rsid="002dcfc6"/>
    </style:style>
    <style:style style:name="P44" style:family="paragraph" style:parent-style-name="Standard">
      <style:paragraph-properties fo:text-align="start" style:justify-single-word="false"/>
      <style:text-properties fo:color="#abb2bf" style:text-line-through-style="none" style:text-line-through-type="none" style:font-name="DejaVu Sans Mono" fo:font-size="9pt" fo:font-weight="bold" officeooo:rsid="002dcfc6" officeooo:paragraph-rsid="002dcfc6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abb2bf" style:text-line-through-style="none" style:text-line-through-type="none" style:font-name="DejaVu Sans Mono" fo:font-size="9pt" officeooo:rsid="002f5546" officeooo:paragraph-rsid="002f5546"/>
    </style:style>
    <style:style style:name="P46" style:family="paragraph" style:parent-style-name="Standard">
      <style:paragraph-properties fo:text-align="start" style:justify-single-word="false"/>
      <style:text-properties fo:color="#abb2bf" style:text-line-through-style="none" style:text-line-through-type="none" style:font-name="DejaVu Sans Mono" fo:font-size="9pt" style:text-underline-style="solid" style:text-underline-type="double" style:text-underline-width="auto" style:text-underline-color="font-color" officeooo:rsid="002dcfc6" officeooo:paragraph-rsid="002dcfc6"/>
    </style:style>
    <style:style style:name="P47" style:family="paragraph" style:parent-style-name="Standard">
      <loext:graphic-properties draw:fill="solid" draw:fill-color="#282c34" draw:opacity="100%"/>
      <style:paragraph-properties fo:background-color="#282c34"/>
      <style:text-properties fo:color="#abb2bf" officeooo:paragraph-rsid="00316645"/>
    </style:style>
    <style:style style:name="P48" style:family="paragraph" style:parent-style-name="Standard">
      <style:paragraph-properties fo:text-align="start" style:justify-single-word="false"/>
      <style:text-properties fo:color="#111111" style:text-line-through-style="none" style:text-line-through-type="none" style:font-name="DejaVu Sans Mono" fo:font-size="9pt" officeooo:rsid="00316645" officeooo:paragraph-rsid="00316645"/>
    </style:style>
    <style:style style:name="P49" style:family="paragraph" style:parent-style-name="Standard">
      <style:paragraph-properties fo:text-align="start" style:justify-single-word="false"/>
      <style:text-properties fo:color="#111111" style:text-line-through-style="none" style:text-line-through-type="none" style:font-name="DejaVu Sans Mono" fo:font-size="9pt" fo:font-weight="bold" officeooo:rsid="00316645" officeooo:paragraph-rsid="00316645" style:font-weight-asian="bold" style:font-weight-complex="bold"/>
    </style:style>
    <style:style style:name="P50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style:font-name="DejaVu Sans Mono" fo:font-size="9pt"/>
    </style:style>
    <style:style style:name="P51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style:font-name="DejaVu Sans Mono" fo:font-size="9pt" officeooo:paragraph-rsid="002dcfc6"/>
    </style:style>
    <style:style style:name="P52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style:font-name="DejaVu Sans Mono" fo:font-size="9pt" officeooo:paragraph-rsid="00316645"/>
    </style:style>
    <style:style style:name="P53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/>
    </style:style>
    <style:style style:name="P54" style:family="paragraph" style:parent-style-name="Preformatted_20_Text">
      <style:paragraph-properties fo:text-align="start" style:justify-single-word="false"/>
      <style:text-properties fo:color="#abb2bf" style:text-line-through-style="none" style:text-line-through-type="none" style:font-name="DejaVu Sans Mono" fo:font-size="9pt" officeooo:rsid="002ae70e" officeooo:paragraph-rsid="002ae70e"/>
    </style:style>
    <style:style style:name="P55" style:family="paragraph" style:parent-style-name="Preformatted_20_Text">
      <style:paragraph-properties fo:text-align="start" style:justify-single-word="false"/>
      <style:text-properties fo:color="#abb2bf" style:text-line-through-style="none" style:text-line-through-type="none" style:font-name="DejaVu Sans Mono" fo:font-size="9pt" officeooo:rsid="002ce5e9" officeooo:paragraph-rsid="002ce5e9"/>
    </style:style>
    <style:style style:name="P56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officeooo:paragraph-rsid="002ae70e"/>
    </style:style>
    <style:style style:name="P57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officeooo:paragraph-rsid="002ce5e9"/>
    </style:style>
    <style:style style:name="P58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officeooo:paragraph-rsid="002dcfc6"/>
    </style:style>
    <style:style style:name="P59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officeooo:paragraph-rsid="00316645"/>
    </style:style>
    <style:style style:name="P60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6b2c0" style:font-name="DejaVu Sans Mono" fo:font-size="9pt"/>
    </style:style>
    <style:style style:name="P61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6b2c0" style:font-name="DejaVu Sans Mono" fo:font-size="9pt" officeooo:paragraph-rsid="002dcfc6"/>
    </style:style>
    <style:style style:name="P62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6b2c0" style:font-name="DejaVu Sans Mono" fo:font-size="9pt" officeooo:paragraph-rsid="00316645"/>
    </style:style>
    <style:style style:name="P63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6b2c0"/>
    </style:style>
    <style:style style:name="P64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6b2c0" officeooo:paragraph-rsid="002ae70e"/>
    </style:style>
    <style:style style:name="P65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background-color="#282c34"/>
      <style:text-properties fo:color="#a6b2c0" style:font-name="DejaVu Sans Mono" fo:font-size="9pt"/>
    </style:style>
    <style:style style:name="P66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background-color="#282c34"/>
      <style:text-properties fo:color="#a6b2c0" style:font-name="DejaVu Sans Mono" fo:font-size="9pt" officeooo:paragraph-rsid="002ae70e"/>
    </style:style>
    <style:style style:name="P67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background-color="#282c34"/>
      <style:text-properties fo:color="#abb2bf" style:font-name="DejaVu Sans Mono" fo:font-size="9pt"/>
    </style:style>
    <style:style style:name="P68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text-align="start" style:justify-single-word="false" fo:background-color="#282c34"/>
      <style:text-properties fo:color="#abb2bf" style:text-line-through-style="none" style:text-line-through-type="none" style:font-name="DejaVu Sans Mono" fo:font-size="9pt" officeooo:rsid="002dcfc6" officeooo:paragraph-rsid="002dcfc6"/>
    </style:style>
    <style:style style:name="P69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text-align="start" style:justify-single-word="false" fo:background-color="#282c34"/>
      <style:text-properties fo:color="#abb2bf" style:text-line-through-style="none" style:text-line-through-type="none" style:font-name="DejaVu Sans Mono" fo:font-size="9pt" officeooo:rsid="002dcfc6" officeooo:paragraph-rsid="00316645"/>
    </style:style>
    <style:style style:name="P70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text-align="start" style:justify-single-word="false" fo:background-color="#282c34"/>
      <style:text-properties fo:color="#abb2bf" style:text-line-through-style="none" style:text-line-through-type="none" style:font-name="DejaVu Sans Mono" fo:font-size="9pt" officeooo:rsid="002dcfc6" officeooo:paragraph-rsid="0031fc06"/>
    </style:style>
    <style:style style:name="P71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text-align="start" style:justify-single-word="false" fo:background-color="#282c34"/>
      <style:text-properties fo:color="#abb2bf" style:text-line-through-style="none" style:text-line-through-type="none" style:font-name="DejaVu Sans Mono" fo:font-size="9pt" officeooo:rsid="002dcfc6" officeooo:paragraph-rsid="0034c187"/>
    </style:style>
    <style:style style:name="P72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text-align="start" style:justify-single-word="false" fo:background-color="#282c34"/>
      <style:text-properties officeooo:paragraph-rsid="0034c1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63e1" style:font-weight-asian="bold" style:font-weight-complex="bold"/>
    </style:style>
    <style:style style:name="T3" style:family="text">
      <style:text-properties officeooo:rsid="00101704"/>
    </style:style>
    <style:style style:name="T4" style:family="text">
      <style:text-properties officeooo:rsid="0018c3c6"/>
    </style:style>
    <style:style style:name="T5" style:family="text">
      <style:text-properties officeooo:rsid="001a25fc"/>
    </style:style>
    <style:style style:name="T6" style:family="text">
      <style:text-properties officeooo:rsid="001aaf72"/>
    </style:style>
    <style:style style:name="T7" style:family="text">
      <style:text-properties officeooo:rsid="0023706d"/>
    </style:style>
    <style:style style:name="T8" style:family="text">
      <style:text-properties officeooo:rsid="0028195b"/>
    </style:style>
    <style:style style:name="T9" style:family="text">
      <style:text-properties style:text-line-through-style="none" style:text-line-through-type="none" style:font-name="DejaVu Sans Mono" fo:font-size="9pt" officeooo:rsid="002ae70e"/>
    </style:style>
    <style:style style:name="T10" style:family="text">
      <style:text-properties fo:color="#c679dd" fo:font-style="italic"/>
    </style:style>
    <style:style style:name="T11" style:family="text">
      <style:text-properties fo:color="#c679dd" style:font-name="DejaVu Sans Mono" fo:font-size="9pt" fo:font-style="italic"/>
    </style:style>
    <style:style style:name="T12" style:family="text">
      <style:text-properties fo:color="#c679dd" style:font-name="DejaVu Sans Mono" fo:font-size="9pt" fo:font-style="italic" officeooo:rsid="0034c187"/>
    </style:style>
    <style:style style:name="T13" style:family="text">
      <style:text-properties fo:color="#c679dd" style:font-name="DejaVu Sans Mono" fo:font-style="italic" officeooo:rsid="0034c187"/>
    </style:style>
    <style:style style:name="T14" style:family="text">
      <style:text-properties fo:color="#c679dd" style:text-line-through-style="none" style:text-line-through-type="none" style:font-name="DejaVu Sans Mono" fo:font-size="9pt" fo:font-style="italic" officeooo:rsid="002ae70e"/>
    </style:style>
    <style:style style:name="T15" style:family="text">
      <style:text-properties fo:color="#c679dd" style:text-line-through-style="none" style:text-line-through-type="none" style:font-name="DejaVu Sans Mono" fo:font-size="9pt" fo:font-style="italic" officeooo:rsid="002ce5e9"/>
    </style:style>
    <style:style style:name="T16" style:family="text">
      <style:text-properties fo:color="#c679dd" style:text-line-through-style="none" style:text-line-through-type="none" style:font-name="DejaVu Sans Mono" fo:font-size="9pt" fo:font-style="italic" officeooo:rsid="002dcfc6"/>
    </style:style>
    <style:style style:name="T17" style:family="text">
      <style:text-properties fo:color="#c679dd" style:text-line-through-style="none" style:text-line-through-type="none" fo:font-size="9pt" fo:font-style="italic" officeooo:rsid="002dcfc6"/>
    </style:style>
    <style:style style:name="T18" style:family="text">
      <style:text-properties fo:color="#c679dd" fo:font-size="9pt" fo:font-style="italic"/>
    </style:style>
    <style:style style:name="T19" style:family="text">
      <style:text-properties fo:color="#61aeef"/>
    </style:style>
    <style:style style:name="T20" style:family="text">
      <style:text-properties fo:color="#61aeef" style:font-name="DejaVu Sans Mono" fo:font-size="9pt"/>
    </style:style>
    <style:style style:name="T21" style:family="text">
      <style:text-properties fo:color="#61aeef" style:font-name="DejaVu Sans Mono" fo:font-size="9pt" officeooo:rsid="0034c187"/>
    </style:style>
    <style:style style:name="T22" style:family="text">
      <style:text-properties fo:color="#61aeef" style:font-name="DejaVu Sans Mono" officeooo:rsid="0034c187"/>
    </style:style>
    <style:style style:name="T23" style:family="text">
      <style:text-properties fo:color="#61aeef" style:text-line-through-style="none" style:text-line-through-type="none" style:font-name="DejaVu Sans Mono" fo:font-size="9pt" officeooo:rsid="002ae70e"/>
    </style:style>
    <style:style style:name="T24" style:family="text">
      <style:text-properties fo:color="#61aeef" style:text-line-through-style="none" style:text-line-through-type="none" style:font-name="DejaVu Sans Mono" fo:font-size="9pt" officeooo:rsid="002ce5e9"/>
    </style:style>
    <style:style style:name="T25" style:family="text">
      <style:text-properties fo:color="#61aeef" style:text-line-through-style="none" style:text-line-through-type="none" style:font-name="DejaVu Sans Mono" fo:font-size="9pt" officeooo:rsid="002dcfc6"/>
    </style:style>
    <style:style style:name="T26" style:family="text">
      <style:text-properties fo:color="#61aeef" style:text-line-through-style="none" style:text-line-through-type="none" fo:font-size="9pt" officeooo:rsid="002dcfc6"/>
    </style:style>
    <style:style style:name="T27" style:family="text">
      <style:text-properties fo:color="#61aeef" officeooo:rsid="002dcfc6"/>
    </style:style>
    <style:style style:name="T28" style:family="text">
      <style:text-properties fo:color="#61aeef" fo:font-size="9pt"/>
    </style:style>
    <style:style style:name="T29" style:family="text">
      <style:text-properties fo:color="#61aeef" officeooo:rsid="00316645"/>
    </style:style>
    <style:style style:name="T30" style:family="text">
      <style:text-properties fo:color="#a6b2c0"/>
    </style:style>
    <style:style style:name="T31" style:family="text">
      <style:text-properties fo:color="#a6b2c0" style:font-name="DejaVu Sans Mono" fo:font-size="9pt"/>
    </style:style>
    <style:style style:name="T32" style:family="text">
      <style:text-properties fo:color="#a6b2c0" style:font-name="DejaVu Sans Mono" fo:font-size="9pt" officeooo:rsid="0034c187"/>
    </style:style>
    <style:style style:name="T33" style:family="text">
      <style:text-properties fo:color="#a6b2c0" style:font-name="DejaVu Sans Mono" officeooo:rsid="0034c187"/>
    </style:style>
    <style:style style:name="T34" style:family="text">
      <style:text-properties fo:color="#a6b2c0" officeooo:rsid="002ae70e"/>
    </style:style>
    <style:style style:name="T35" style:family="text">
      <style:text-properties fo:color="#a6b2c0" style:text-line-through-style="none" style:text-line-through-type="none" style:font-name="DejaVu Sans Mono" fo:font-size="9pt" officeooo:rsid="002ce5e9"/>
    </style:style>
    <style:style style:name="T36" style:family="text">
      <style:text-properties fo:color="#a6b2c0" style:text-line-through-style="none" style:text-line-through-type="none" style:font-name="DejaVu Sans Mono" fo:font-size="9pt" officeooo:rsid="002dcfc6"/>
    </style:style>
    <style:style style:name="T37" style:family="text">
      <style:text-properties fo:color="#a6b2c0" style:text-line-through-style="none" style:text-line-through-type="none" fo:font-size="9pt" officeooo:rsid="002dcfc6"/>
    </style:style>
    <style:style style:name="T38" style:family="text">
      <style:text-properties fo:color="#a6b2c0" style:text-line-through-style="none" style:text-line-through-type="none" fo:font-size="9pt" style:letter-kerning="true" style:font-size-asian="12pt" style:language-asian="en" style:country-asian="IN"/>
    </style:style>
    <style:style style:name="T39" style:family="text">
      <style:text-properties fo:color="#a6b2c0" officeooo:rsid="002dcfc6"/>
    </style:style>
    <style:style style:name="T40" style:family="text">
      <style:text-properties fo:color="#a6b2c0" fo:font-size="9pt"/>
    </style:style>
    <style:style style:name="T41" style:family="text">
      <style:text-properties fo:color="#a6b2c0" officeooo:rsid="00316645"/>
    </style:style>
    <style:style style:name="T42" style:family="text">
      <style:text-properties fo:color="#a6b2c0" officeooo:rsid="0031fc06"/>
    </style:style>
    <style:style style:name="T43" style:family="text">
      <style:text-properties fo:color="#a6b2c0" officeooo:rsid="0032e514"/>
    </style:style>
    <style:style style:name="T44" style:family="text">
      <style:text-properties fo:color="#a6b2c0" officeooo:rsid="0034c187"/>
    </style:style>
    <style:style style:name="T45" style:family="text">
      <style:text-properties fo:color="#a6b2c0" style:font-name="Liberation Sans Narrow" officeooo:rsid="0034c187"/>
    </style:style>
    <style:style style:name="T46" style:family="text">
      <style:text-properties fo:color="#a6b2c0" style:font-name="Liberation Sans Narrow" fo:font-size="9pt" officeooo:rsid="0034c187"/>
    </style:style>
    <style:style style:name="T47" style:family="text">
      <style:text-properties fo:color="#a6b2c0" fo:font-weight="bold" officeooo:rsid="0034c187" style:font-weight-asian="bold" style:font-weight-complex="bold"/>
    </style:style>
    <style:style style:name="T48" style:family="text">
      <style:text-properties style:font-name="DejaVu Sans Mono" fo:font-size="9pt"/>
    </style:style>
    <style:style style:name="T49" style:family="text">
      <style:text-properties fo:color="#d19a66"/>
    </style:style>
    <style:style style:name="T50" style:family="text">
      <style:text-properties fo:color="#d19a66" style:font-name="DejaVu Sans Mono" fo:font-size="9pt"/>
    </style:style>
    <style:style style:name="T51" style:family="text">
      <style:text-properties fo:color="#d19a66" fo:font-size="9pt"/>
    </style:style>
    <style:style style:name="T52" style:family="text">
      <style:text-properties fo:color="#61afef"/>
    </style:style>
    <style:style style:name="T53" style:family="text">
      <style:text-properties fo:color="#61afef" style:font-name="DejaVu Sans Mono" fo:font-size="9pt"/>
    </style:style>
    <style:style style:name="T54" style:family="text">
      <style:text-properties fo:color="#e5c17c" style:font-name="DejaVu Sans Mono" fo:font-size="9pt" fo:font-style="italic"/>
    </style:style>
    <style:style style:name="T55" style:family="text">
      <style:text-properties fo:color="#e5c17c" fo:font-style="italic"/>
    </style:style>
    <style:style style:name="T56" style:family="text">
      <style:text-properties fo:color="#e5c17c" fo:font-size="9pt" fo:font-style="italic"/>
    </style:style>
    <style:style style:name="T57" style:family="text">
      <style:text-properties fo:color="#98c379" style:font-name="DejaVu Sans Mono" fo:font-size="9pt"/>
    </style:style>
    <style:style style:name="T58" style:family="text">
      <style:text-properties fo:color="#98c379" fo:font-size="9pt"/>
    </style:style>
    <style:style style:name="T59" style:family="text">
      <style:text-properties officeooo:rsid="0032e514"/>
    </style:style>
    <style:style style:name="T60" style:family="text">
      <style:text-properties fo:color="#111111" style:font-name="DejaVu Sans Mono" officeooo:rsid="0032e5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2">JAVASCRIPT</text:span></text:p>
      <text:p text:style-name="P23">Every element is defined under ANSI standard.</text:p>
      <text:p text:style-name="P2"/>
      <text:p text:style-name="P24">ECMA Script</text:p>
      <text:p text:style-name="P3"/>
      <text:p text:style-name="P4"><text:span text:style-name="T1">JAVASCRIPT ENGINE</text:span>: It’s embedded in the browser by default.</text:p>
      <text:p text:style-name="P4"/>
      <text:p text:style-name="P27">In HTML there are different ways of adding JS:-</text:p>
      <text:p text:style-name="P4">1. Use &lt;script&gt; &lt;/script&gt; under either head or body. (Depending upon the situation the script position can be determined whether it’s to be decalred under the head or the body).</text:p>
      <text:p text:style-name="P4">2. <text:s/>External script using &lt;link&gt; tag under head tag.</text:p>
      <text:p text:style-name="P4"/>
      <text:p text:style-name="P4">JavaScript provides with a cutom library that provides a RUNTIME ENVIRONMENT.</text:p>
      <text:p text:style-name="P4">i.e. NodeJS.</text:p>
      <text:p text:style-name="P4"/>
      <text:p text:style-name="P26">Variables:-</text:p>
      <text:p text:style-name="P26"/>
      <text:p text:style-name="P5">-&gt; int x = 1.5; //Stores 1</text:p>
      <text:p text:style-name="P5">-&gt; var x = ‘a’; //a is a STRING not Character</text:p>
      <text:p text:style-name="P5">-&gt; var x = “aaaa” <text:span text:style-name="T3">or ‘aaaa’ </text:span>//<text:span text:style-name="T3">this</text:span> is a STRING </text:p>
      <text:p text:style-name="P4"/>
      <text:p text:style-name="P28">Arithmatic Operations:-</text:p>
      <text:p text:style-name="P6"/>
      <text:p text:style-name="P6"><text:tab/>var x = 10;</text:p>
      <text:p text:style-name="P6"><text:tab/>var y = 20;</text:p>
      <text:p text:style-name="P6"><text:tab/>var z= x+y; // replace + with - / *.</text:p>
      <text:p text:style-name="P6"/>
      <text:p text:style-name="P28">Ways To Display values to user on webview:-</text:p>
      <text:p text:style-name="P6"/>
      <text:p text:style-name="P6">-&gt; document.write(‘Your message’); //this renders your message over the webview</text:p>
      <text:p text:style-name="P6">-&gt; console.log(‘Your message’); // this is print the content over the console</text:p>
      <text:p text:style-name="P6"/>
      <text:p text:style-name="P7">NOTE:- console.log() is usually used to debug the operations.</text:p>
      <text:p text:style-name="P7"/>
      <text:p text:style-name="P29">InnerHTML:-</text:p>
      <text:p text:style-name="P8"/>
      <text:p text:style-name="P8">&lt;p id=”demo”&gt; &lt;/p&gt;</text:p>
      <text:p text:style-name="P8">&lt;script&gt;</text:p>
      <text:p text:style-name="P8"><text:tab/>document.getElementById(“demo”).innerHTML=”Paragraph Message”;</text:p>
      <text:p text:style-name="P8">&lt;/script&gt;</text:p>
      <text:p text:style-name="P8"/>
      <text:p text:style-name="P13"><text:span text:style-name="T1">Selectors</text:span>:-</text:p>
      <text:p text:style-name="P12"/>
      <text:p text:style-name="P9">&lt;p <text:span text:style-name="T4">class=”para” </text:span>id=”demo”&gt; &lt;/p&gt;</text:p>
      <text:p text:style-name="P9">&lt;script&gt;</text:p>
      <text:p text:style-name="P9"><text:tab/><text:span text:style-name="T5">var a = </text:span>document.getElementById(“demo”);</text:p>
      <text:p text:style-name="P11"><text:tab/><text:span text:style-name="T6">var b = </text:span>document.getElement<text:span text:style-name="T6">s</text:span>ById(“demo”); <text:s/></text:p>
      <text:p text:style-name="P10"><text:tab/><text:span text:style-name="T5">var c = </text:span>document.getElement<text:span text:style-name="T5">sByClassName</text:span>(“<text:span text:style-name="T5">para</text:span>”);</text:p>
      <text:p text:style-name="P10"><text:tab/><text:span text:style-name="T5">var d = </text:span>document.getElement<text:span text:style-name="T5">s</text:span>By<text:span text:style-name="T5">Name</text:span>(“<text:span text:style-name="T5">p</text:span>”);</text:p>
      <text:p text:style-name="P9">&lt;/script&gt;</text:p>
      <text:p text:style-name="P12"/>
      <text:p text:style-name="P14">Note:- var b,c and d are arrays because they got multiple elements under them.</text:p>
      <text:p text:style-name="P15"><text:soft-page-break/>PopUP windows using JavaScript</text:p>
      <text:p text:style-name="P15"/>
      <text:p text:style-name="P15">alert(“Your message”); //This opens a pop up window displaying the message.</text:p>
      <text:p text:style-name="P16">prompt(“Your message”); </text:p>
      <text:p text:style-name="P16"/>
      <text:p text:style-name="P17">Operators:-</text:p>
      <text:p text:style-name="P18"/>
      <text:p text:style-name="P18"><text:tab/>ArithmaticOperators: + - / *.</text:p>
      <text:p text:style-name="P18"><text:tab/>RelationalOperators: &lt; &gt; &lt;= &gt;=</text:p>
      <text:p text:style-name="P18"><text:tab/>LogicalOperators: &amp;&amp; || !</text:p>
      <text:p text:style-name="P18"/>
      <text:p text:style-name="P18">DoubleEqualTo Glitch:-</text:p>
      <text:p text:style-name="P18">var a = 10;</text:p>
      <text:p text:style-name="P18">var b = “10”;</text:p>
      <text:p text:style-name="P18">if(a==b)</text:p>
      <text:p text:style-name="P18">{</text:p>
      <text:p text:style-name="P18"><text:tab/>console.log(“true”);</text:p>
      <text:p text:style-name="P18">}else</text:p>
      <text:p text:style-name="P18">{</text:p>
      <text:p text:style-name="P18"><text:tab/>console.log(“false”);</text:p>
      <text:p text:style-name="P18">}</text:p>
      <text:p text:style-name="P20">OUTPUT: true</text:p>
      <text:p text:style-name="P20"/>
      <text:p text:style-name="P20">To Overcome this we use TRIPLE EQUAL TO ( === ) Operator:-</text:p>
      <text:p text:style-name="P19">var a = 10;</text:p>
      <text:p text:style-name="P19">var b = “10”;</text:p>
      <text:p text:style-name="P19">if(a==b)</text:p>
      <text:p text:style-name="P19">{</text:p>
      <text:p text:style-name="P19"><text:tab/>console.log(“true”);</text:p>
      <text:p text:style-name="P19">}else</text:p>
      <text:p text:style-name="P19">{</text:p>
      <text:p text:style-name="P19"><text:tab/>console.log(“false”);</text:p>
      <text:p text:style-name="P19">}</text:p>
      <text:p text:style-name="P21">OUTPUT: <text:span text:style-name="T7">false</text:span></text:p>
      <text:p text:style-name="P21"/>
      <text:p text:style-name="P32">CASE STATEMENT:-</text:p>
      <text:p text:style-name="P22"/>
      <text:p text:style-name="P22">swtich(element)</text:p>
      <text:p text:style-name="P22"/>
      <text:p text:style-name="P22">{</text:p>
      <text:p text:style-name="P22"><text:tab/>case a:</text:p>
      <text:p text:style-name="P22"><text:tab/>statements;</text:p>
      <text:p text:style-name="P22"><text:tab/>break;</text:p>
      <text:p text:style-name="P22"><text:tab/></text:p>
      <text:p text:style-name="P22"><text:tab/>case b:</text:p>
      <text:p text:style-name="P22"><text:tab/>statements;</text:p>
      <text:p text:style-name="P22"><text:tab/>break;</text:p>
      <text:p text:style-name="P22"/>
      <text:p text:style-name="P22"><text:tab/>default:</text:p>
      <text:p text:style-name="P22"><text:tab/>statements;</text:p>
      <text:p text:style-name="P22"><text:tab/>break;</text:p>
      <text:p text:style-name="P22">}</text:p>
      <text:p text:style-name="P31"><text:soft-page-break/>JAVASCRIPT DATA TYPE</text:p>
      <text:p text:style-name="P25"/>
      <text:p text:style-name="P25">1. Number</text:p>
      <text:p text:style-name="P25">2. String</text:p>
      <text:p text:style-name="P25">3. null</text:p>
      <text:p text:style-name="P25">4. boolean</text:p>
      <text:p text:style-name="P25">5. undefined</text:p>
      <text:p text:style-name="P25"/>
      <text:p text:style-name="P25">-<text:span text:style-name="T8">&gt; Difference between null and undefined:-</text:span></text:p>
      <text:p text:style-name="P25"><text:tab/><text:span text:style-name="T8">null : The value does not exists.</text:span></text:p>
      <text:p text:style-name="P25"><text:tab/><text:span text:style-name="T8">Undefined: The Value exists but is not available.</text:span></text:p>
      <text:p text:style-name="P25"/>
      <text:p text:style-name="P30">HOISTING</text:p>
      <text:p text:style-name="P36"/>
      <text:p text:style-name="P36">1. function demo()</text:p>
      <text:p text:style-name="P36">2. {</text:p>
      <text:p text:style-name="P36">3.<text:tab/>console.log(x);</text:p>
      <text:p text:style-name="P36">4.<text:tab/>var x = 10;</text:p>
      <text:p text:style-name="P36">5. }</text:p>
      <text:p text:style-name="P36"/>
      <text:p text:style-name="P36"><text:span text:style-name="T1">OUTPUT:</text:span> undefined.</text:p>
      <text:p text:style-name="P36"/>
      <text:p text:style-name="P36">-&gt; In hoisting the declaration of x on line 4 is shifted to the starting line of the function declaration.</text:p>
      <text:p text:style-name="P36"><text:span text:style-name="T1">NOTE:</text:span> Only the declaration is shifted but not the value the variable is pointing to.</text:p>
      <text:p text:style-name="P36"/>
      <text:p text:style-name="P33">Difference between let and var:-</text:p>
      <text:p text:style-name="P54"><text:span text:style-name="T30"/></text:p>
      <text:p text:style-name="P64"><text:s text:c="3"/><text:span text:style-name="T14">function </text:span><text:span text:style-name="T23">demo</text:span><text:span text:style-name="T9">() {</text:span></text:p>
      <text:p text:style-name="P64"><text:s/><text:tab/><text:span text:style-name="T48">{</text:span></text:p>
      <text:p text:style-name="P53"><text:span text:style-name="T30"><text:s text:c="8"/></text:span><text:span text:style-name="T34">var</text:span><text:span text:style-name="T11"> </text:span><text:span text:style-name="T50">x </text:span><text:span text:style-name="T53">= </text:span><text:span text:style-name="T50">10</text:span><text:span text:style-name="T31">;</text:span></text:p>
      <text:p text:style-name="P53"><text:span text:style-name="T30"><text:s text:c="8"/></text:span><text:span text:style-name="T54">console</text:span><text:span text:style-name="T31">.</text:span><text:span text:style-name="T20">log</text:span><text:span text:style-name="T31">(</text:span><text:span text:style-name="T50">x</text:span><text:span text:style-name="T31">);</text:span></text:p>
      <text:p text:style-name="P63"><text:s text:c="4"/><text:span text:style-name="T48">}</text:span></text:p>
      <text:p text:style-name="P53"><text:span text:style-name="T30"><text:s text:c="7"/></text:span><text:span text:style-name="T54">console</text:span><text:span text:style-name="T31">.</text:span><text:span text:style-name="T20">log</text:span><text:span text:style-name="T31">(</text:span><text:span text:style-name="T48">x</text:span><text:span text:style-name="T31">);</text:span></text:p>
      <text:p text:style-name="P65">}</text:p>
      <text:p text:style-name="P37">OUTPUT: 10</text:p>
      <text:p text:style-name="P37"><text:s text:c="18"/>10</text:p>
      <text:p text:style-name="P37"/>
      <text:p text:style-name="P64"><text:s text:c="3"/><text:span text:style-name="T14">function </text:span><text:span text:style-name="T23">demo</text:span><text:span text:style-name="T9">() {</text:span></text:p>
      <text:p text:style-name="P64"><text:s/><text:span text:style-name="T48">{</text:span></text:p>
      <text:p text:style-name="P56"><text:span text:style-name="T30"><text:s text:c="8"/></text:span><text:span text:style-name="T11">let </text:span><text:span text:style-name="T50">x </text:span><text:span text:style-name="T53">= </text:span><text:span text:style-name="T50">10</text:span><text:span text:style-name="T31">;</text:span></text:p>
      <text:p text:style-name="P56"><text:span text:style-name="T30"><text:s text:c="8"/></text:span><text:span text:style-name="T54">console</text:span><text:span text:style-name="T31">.</text:span><text:span text:style-name="T20">log</text:span><text:span text:style-name="T31">(</text:span><text:span text:style-name="T50">x</text:span><text:span text:style-name="T31">);</text:span></text:p>
      <text:p text:style-name="P64"><text:s text:c="4"/><text:span text:style-name="T48">}</text:span></text:p>
      <text:p text:style-name="P56"><text:span text:style-name="T30"><text:s text:c="7"/></text:span><text:span text:style-name="T54">console</text:span><text:span text:style-name="T31">.</text:span><text:span text:style-name="T20">log</text:span><text:span text:style-name="T31">(</text:span><text:span text:style-name="T48">x</text:span><text:span text:style-name="T31">);</text:span></text:p>
      <text:p text:style-name="P66">}</text:p>
      <text:p text:style-name="P37">OUTPUT: 10</text:p>
      <text:p text:style-name="P37"><text:s text:c="18"/>Undefined Exception</text:p>
      <text:p text:style-name="P37"/>
      <text:p text:style-name="P37">-&gt; The scope of let keyword is more restrictive than var.</text:p>
      <text:p text:style-name="P37"/>
      <text:p text:style-name="P37"/>
      <text:p text:style-name="P37"/>
      <text:p text:style-name="P37"/>
      <text:p text:style-name="P37"/>
      <text:p text:style-name="P34"><text:soft-page-break/>const Variable:-</text:p>
      <text:p text:style-name="P55"><text:span text:style-name="T30"/></text:p>
      <text:p text:style-name="P57"><text:span text:style-name="T30"><text:s text:c="2"/></text:span><text:span text:style-name="T15">function </text:span><text:span text:style-name="T24">demo</text:span><text:span text:style-name="T35">() {</text:span></text:p>
      <text:p text:style-name="P57"><text:span text:style-name="T11"><text:tab/> <text:s/>const </text:span><text:span text:style-name="T50">a </text:span><text:span text:style-name="T53">= </text:span><text:span text:style-name="T50">10</text:span><text:span text:style-name="T31">;</text:span></text:p>
      <text:p text:style-name="P53"><text:span text:style-name="T30"><text:s text:c="5"/></text:span><text:span text:style-name="T50">a</text:span><text:span text:style-name="T53">=</text:span><text:span text:style-name="T50">20</text:span><text:span text:style-name="T31">;</text:span></text:p>
      <text:p text:style-name="P53"><text:span text:style-name="T30"><text:s text:c="5"/></text:span><text:span text:style-name="T54">console</text:span><text:span text:style-name="T31">.</text:span><text:span text:style-name="T20">log</text:span><text:span text:style-name="T31">(</text:span><text:span text:style-name="T50">a</text:span><text:span text:style-name="T31">);</text:span></text:p>
      <text:p text:style-name="P65">}</text:p>
      <text:p text:style-name="P38">OUTPUT:- const variables can’t be changed.</text:p>
      <text:p text:style-name="P38"/>
      <text:p text:style-name="P35">DIFFERENCE BETWEEN func() and func.</text:p>
      <text:p text:style-name="P43"><text:span text:style-name="T10"/></text:p>
      <text:p text:style-name="P44"><text:span text:style-name="T10">Func. Without Parenthesis.</text:span></text:p>
      <text:p text:style-name="P46"><text:span text:style-name="T10"/></text:p>
      <text:p text:style-name="P58"><text:span text:style-name="T30"><text:s/></text:span><text:span text:style-name="T39">f</text:span><text:span text:style-name="T16">unction </text:span><text:span text:style-name="T25">demo</text:span><text:span text:style-name="T36">() {</text:span></text:p>
      <text:p text:style-name="P58"><text:span text:style-name="T54">console</text:span><text:span text:style-name="T31">.</text:span><text:span text:style-name="T20">log</text:span><text:span text:style-name="T31">(</text:span><text:span text:style-name="T57">"Hello"</text:span><text:span text:style-name="T31">);</text:span></text:p>
      <text:p text:style-name="P53"><text:span text:style-name="T30"><text:s/></text:span><text:span text:style-name="T11">return </text:span><text:span text:style-name="T50">10</text:span><text:span text:style-name="T31">;</text:span></text:p>
      <text:p text:style-name="P60">}</text:p>
      <text:p text:style-name="P50"><text:span text:style-name="T10">var </text:span><text:span text:style-name="T49">x </text:span><text:span text:style-name="T52">= </text:span><text:span text:style-name="T19">demo</text:span><text:span text:style-name="T30">;</text:span></text:p>
      <text:p text:style-name="P67"><text:span text:style-name="T55">console</text:span><text:span text:style-name="T30">.</text:span><text:span text:style-name="T19">log</text:span><text:span text:style-name="T30">(</text:span><text:span text:style-name="T49">x</text:span><text:span text:style-name="T30">);</text:span></text:p>
      <text:p text:style-name="P40">Output:-</text:p>
      <text:p text:style-name="P40">ƒ demo() {</text:p>
      <text:p text:style-name="P40"><text:s/>console.log("Hello");</text:p>
      <text:p text:style-name="P40"><text:s/>return 10;</text:p>
      <text:p text:style-name="P45"><text:span text:style-name="T30">}</text:span></text:p>
      <text:p text:style-name="P44"><text:span text:style-name="T10">Func() With Parenthesis.</text:span></text:p>
      <text:p text:style-name="P58"><text:span text:style-name="Source_20_Text"><text:span text:style-name="T30"><text:s/></text:span></text:span><text:span text:style-name="Source_20_Text"><text:span text:style-name="T39">f</text:span></text:span><text:span text:style-name="Source_20_Text"><text:span text:style-name="T17">unction </text:span></text:span><text:span text:style-name="Source_20_Text"><text:span text:style-name="T26">demo</text:span></text:span><text:span text:style-name="Source_20_Text"><text:span text:style-name="T37">() {</text:span></text:span></text:p>
      <text:p text:style-name="P58"><text:span text:style-name="Source_20_Text"><text:span text:style-name="T56">console</text:span></text:span><text:span text:style-name="Source_20_Text"><text:span text:style-name="T40">.</text:span></text:span><text:span text:style-name="Source_20_Text"><text:span text:style-name="T28">log</text:span></text:span><text:span text:style-name="Source_20_Text"><text:span text:style-name="T40">(</text:span></text:span><text:span text:style-name="Source_20_Text"><text:span text:style-name="T58">"Hello"</text:span></text:span><text:span text:style-name="Source_20_Text"><text:span text:style-name="T40">);</text:span></text:span></text:p>
      <text:p text:style-name="P58"><text:span text:style-name="Source_20_Text"><text:span text:style-name="T30"><text:s/></text:span></text:span><text:span text:style-name="Source_20_Text"><text:span text:style-name="T18">return </text:span></text:span><text:span text:style-name="Source_20_Text"><text:span text:style-name="T51">10</text:span></text:span><text:span text:style-name="Source_20_Text"><text:span text:style-name="T40">;</text:span></text:span></text:p>
      <text:p text:style-name="P61"><text:span text:style-name="Source_20_Text">}</text:span></text:p>
      <text:p text:style-name="P51"><text:span text:style-name="Source_20_Text"><text:span text:style-name="T10">var </text:span></text:span><text:span text:style-name="Source_20_Text"><text:span text:style-name="T49">x </text:span></text:span><text:span text:style-name="Source_20_Text"><text:span text:style-name="T52">= </text:span></text:span><text:span text:style-name="Source_20_Text"><text:span text:style-name="T19">demo</text:span></text:span><text:span text:style-name="Source_20_Text"><text:span text:style-name="T27">()</text:span></text:span><text:span text:style-name="Source_20_Text"><text:span text:style-name="T30">;</text:span></text:span></text:p>
      <text:p text:style-name="P68"><text:span text:style-name="Source_20_Text"><text:span text:style-name="T55">console</text:span></text:span><text:span text:style-name="Source_20_Text"><text:span text:style-name="T30">.</text:span></text:span><text:span text:style-name="Source_20_Text"><text:span text:style-name="T19">log</text:span></text:span><text:span text:style-name="Source_20_Text"><text:span text:style-name="T30">(</text:span></text:span><text:span text:style-name="Source_20_Text"><text:span text:style-name="T49">x</text:span></text:span><text:span text:style-name="Source_20_Text"><text:span text:style-name="T30">);</text:span></text:span></text:p>
      <text:p text:style-name="P39">Output:-</text:p>
      <text:p text:style-name="P41">Hello</text:p>
      <text:p text:style-name="P41">10</text:p>
      <text:p text:style-name="P41"/>
      <text:p text:style-name="P42">NOTE: definition is stored as demo, and value is returned as demo();</text:p>
      <text:p text:style-name="P42"/>
      <text:p text:style-name="P49">USING VARIABLES AS A FUNCTION:-</text:p>
      <text:p text:style-name="P48"/>
      <text:p text:style-name="P47"><text:span text:style-name="Source_20_Text"><text:span text:style-name="T39">f</text:span></text:span><text:span text:style-name="Source_20_Text"><text:span text:style-name="T17">unction </text:span></text:span><text:span text:style-name="Source_20_Text"><text:span text:style-name="T26">demo</text:span></text:span><text:span text:style-name="Source_20_Text"><text:span text:style-name="T37">() {</text:span></text:span></text:p>
      <text:p text:style-name="P59"><text:span text:style-name="Source_20_Text"><text:span text:style-name="T56">console</text:span></text:span><text:span text:style-name="Source_20_Text"><text:span text:style-name="T40">.</text:span></text:span><text:span text:style-name="Source_20_Text"><text:span text:style-name="T28">log</text:span></text:span><text:span text:style-name="Source_20_Text"><text:span text:style-name="T40">(</text:span></text:span><text:span text:style-name="Source_20_Text"><text:span text:style-name="T58">"Hello"</text:span></text:span><text:span text:style-name="Source_20_Text"><text:span text:style-name="T40">);</text:span></text:span></text:p>
      <text:p text:style-name="P59"><text:span text:style-name="Source_20_Text"><text:span text:style-name="T30"><text:s/></text:span></text:span><text:span text:style-name="Source_20_Text"><text:span text:style-name="T18">return </text:span></text:span><text:span text:style-name="Source_20_Text"><text:span text:style-name="T51">10</text:span></text:span><text:span text:style-name="Source_20_Text"><text:span text:style-name="T40">;</text:span></text:span></text:p>
      <text:p text:style-name="P62"><text:span text:style-name="Source_20_Text">}</text:span></text:p>
      <text:p text:style-name="P52"><text:span text:style-name="Source_20_Text"><text:span text:style-name="T10">var </text:span></text:span><text:span text:style-name="Source_20_Text"><text:span text:style-name="T49">x </text:span></text:span><text:span text:style-name="Source_20_Text"><text:span text:style-name="T52">= </text:span></text:span><text:span text:style-name="Source_20_Text"><text:span text:style-name="T19">demo</text:span></text:span><text:span text:style-name="Source_20_Text"><text:span text:style-name="T30">;</text:span></text:span></text:p>
      <text:p text:style-name="P69"><text:span text:style-name="Source_20_Text"><text:span text:style-name="T41">x();</text:span></text:span></text:p>
      <text:p text:style-name="P69"><text:span text:style-name="Source_20_Text"><text:span text:style-name="T41">OUTPUT:</text:span></text:span></text:p>
      <text:p text:style-name="P70"><text:span text:style-name="Source_20_Text"><text:span text:style-name="T42">Hell</text:span></text:span><text:span text:style-name="Source_20_Text"><text:span text:style-name="T43">o</text:span></text:span></text:p>
      <text:p text:style-name="P70"><text:span text:style-name="Source_20_Text"><text:span text:style-name="T44"/></text:span></text:p>
      <text:p text:style-name="P70"><text:span text:style-name="Source_20_Text"><text:span text:style-name="T44"/></text:span></text:p>
      <text:p text:style-name="P70"><text:span text:style-name="Source_20_Text"><text:span text:style-name="T44"/></text:span></text:p>
      <text:p text:style-name="P70"><text:span text:style-name="Source_20_Text"><text:span text:style-name="T44"/></text:span></text:p>
      <text:p text:style-name="P70"><text:soft-page-break/><text:span text:style-name="Source_20_Text"><text:span text:style-name="T44"/></text:span></text:p>
      <text:p text:style-name="P71"><text:span text:style-name="Source_20_Text"><text:span text:style-name="T47">CALLBACK FUNCTIONS:-</text:span></text:span></text:p>
      <text:p text:style-name="P71"><text:span text:style-name="Source_20_Text"><text:span text:style-name="T13">function </text:span></text:span><text:span text:style-name="Source_20_Text"><text:span text:style-name="T22">demo</text:span></text:span><text:span text:style-name="Source_20_Text"><text:span text:style-name="T33">() {</text:span></text:span></text:p>
      <text:p text:style-name="P53"><text:span text:style-name="T30"><text:s/></text:span><text:span text:style-name="T54">console</text:span><text:span text:style-name="T31">.</text:span><text:span text:style-name="T20">log</text:span><text:span text:style-name="T31">(</text:span><text:span text:style-name="T57">"Hello"</text:span><text:span text:style-name="T31">);</text:span></text:p>
      <text:p text:style-name="P60">}</text:p>
      <text:p text:style-name="P50"><text:span text:style-name="T10">function </text:span><text:span text:style-name="T19">show</text:span><text:span text:style-name="T30">(</text:span>x<text:span text:style-name="T30">)</text:span></text:p>
      <text:p text:style-name="P60">{</text:p>
      <text:p text:style-name="P53"><text:span text:style-name="T30"><text:s text:c="4"/></text:span><text:span text:style-name="T54">console</text:span><text:span text:style-name="T31">.</text:span><text:span text:style-name="T20">log</text:span><text:span text:style-name="T31">(</text:span><text:span text:style-name="T57">"show function"</text:span><text:span text:style-name="T31">);</text:span></text:p>
      <text:p text:style-name="P53"><text:span text:style-name="T30"><text:s text:c="4"/></text:span><text:span text:style-name="T48">x</text:span><text:span text:style-name="T31">();</text:span></text:p>
      <text:p text:style-name="P60">}</text:p>
      <text:p text:style-name="P67"><text:span text:style-name="T19">show</text:span><text:span text:style-name="T30">(</text:span><text:span text:style-name="T19">demo</text:span><text:span text:style-name="T30">);</text:span></text:p>
      <text:p text:style-name="P71"><text:span text:style-name="Source_20_Text"><text:span text:style-name="T45">OUTPUT:-</text:span></text:span></text:p>
      <text:p text:style-name="P71"><text:span text:style-name="Source_20_Text"><text:span text:style-name="T45">show function</text:span></text:span></text:p>
      <text:p text:style-name="P71"><text:span text:style-name="Source_20_Text"><text:span text:style-name="T45">Hell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family-generic="modern" style:font-pitch="fixed"/>
    <style:font-face style:name="Lohit Devanagari1" svg:font-family="'Lohit Devanagari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1:18:40.963948681</meta:creation-date>
    <dc:date>2019-09-25T12:19:19.959056007</dc:date>
    <meta:editing-duration>PT1H43M40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5" meta:paragraph-count="169" meta:word-count="557" meta:character-count="3589" meta:non-whitespace-character-count="3035"/>
  </office:meta>
</office:document-meta>
</file>